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6*"/>
    </style:style>
    <style:style style:name="Таблица1.C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 style:font-style-complex="italic"/>
    </style:style>
    <style:style style:name="P3" style:family="paragraph" style:parent-style-name="Standard"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Preformatted_20_Text">
      <style:text-properties style:text-underline-style="none"/>
    </style:style>
    <style:style style:name="P13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5" style:family="paragraph" style:parent-style-name="Standard">
      <style:text-properties fo:language="ru" fo:country="RU"/>
    </style:style>
    <style:style style:name="P16" style:family="paragraph" style:parent-style-name="Standard" style:list-style-name="L1">
      <style:text-properties fo:language="ru" fo:country="RU"/>
    </style:style>
    <style:style style:name="P17" style:family="paragraph" style:parent-style-name="Standard" style:list-style-name="L2">
      <style:text-properties fo:language="ru" fo:country="RU"/>
    </style:style>
    <style:style style:name="P18" style:family="paragraph" style:parent-style-name="Standard" style:list-style-name="L3">
      <style:text-properties fo:language="ru" fo:country="RU"/>
    </style:style>
    <style:style style:name="P19" style:family="paragraph" style:parent-style-name="Standard" style:list-style-name="L4">
      <style:text-properties fo:language="ru" fo:country="RU"/>
    </style:style>
    <style:style style:name="P20" style:family="paragraph" style:parent-style-name="Standard">
      <style:text-properties fo:language="ru" fo:country="RU" fo:font-style="normal" style:font-style-asian="normal" style:font-style-complex="normal"/>
    </style:style>
    <style:style style:name="P21" style:family="paragraph" style:parent-style-name="Standard" style:list-style-name="L5">
      <style:text-properties fo:language="ru" fo:country="RU" fo:font-style="normal" style:font-style-asian="normal" style:font-style-complex="normal"/>
    </style:style>
    <style:style style:name="P22" style:family="paragraph" style:parent-style-name="Standard" style:list-style-name="L6">
      <style:text-properties fo:language="ru" fo:country="RU" fo:font-style="normal" style:font-style-asian="normal" style:font-style-complex="normal"/>
    </style:style>
    <style:style style:name="P23" style:family="paragraph" style:parent-style-name="Standard" style:list-style-name="L4">
      <style:text-properties fo:language="ru" fo:country="RU" fo:font-style="italic" style:font-style-asian="italic" style:font-style-complex="italic"/>
    </style:style>
    <style:style style:name="P24" style:family="paragraph" style:parent-style-name="Standard" style:list-style-name="L8">
      <style:text-properties fo:language="ru" fo:country="RU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text-properties fo:language="en" fo:country="US" fo:font-style="italic" style:font-style-asian="italic" style:font-style-complex="italic"/>
    </style:style>
    <style:style style:name="P27" style:family="paragraph" style:parent-style-name="Standard" style:list-style-name="L4">
      <style:text-properties fo:language="en" fo:country="US"/>
    </style:style>
    <style:style style:name="P28" style:family="paragraph" style:parent-style-name="Standard" style:list-style-name="L1"/>
    <style:style style:name="P29" style:family="paragraph" style:parent-style-name="Standard" style:list-style-name="L2"/>
    <style:style style:name="P30" style:family="paragraph" style:parent-style-name="Standard" style:list-style-name="L7"/>
    <style:style style:name="P31" style:family="paragraph" style:parent-style-name="Standard" style:list-style-name="L8"/>
    <style:style style:name="P32" style:family="paragraph" style:parent-style-name="Standard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Text_20_body" style:list-style-name="L14"/>
    <style:style style:name="P38" style:family="paragraph" style:parent-style-name="Text_20_body" style:list-style-name="L14">
      <style:text-properties fo:language="ru" fo:country="RU"/>
    </style:style>
    <style:style style:name="P39" style:family="paragraph" style:parent-style-name="Text_20_body" style:list-style-name="L10">
      <style:paragraph-properties fo:margin-top="0cm" fo:margin-bottom="0cm"/>
    </style:style>
    <style:style style:name="P40" style:family="paragraph" style:parent-style-name="Text_20_body" style:list-style-name="L10">
      <style:paragraph-properties fo:margin-top="0cm" fo:margin-bottom="0cm"/>
      <style:text-properties fo:language="ru" fo:country="RU"/>
    </style:style>
    <style:style style:name="P41" style:family="paragraph" style:parent-style-name="Heading_20_2">
      <style:text-properties fo:language="ru" fo:country="RU"/>
    </style:style>
    <style:style style:name="P42" style:family="paragraph" style:parent-style-name="Heading_20_2">
      <style:text-properties fo:language="en" fo:country="US"/>
    </style:style>
    <style:style style:name="P43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44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6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><text:tab/>-- pilot-job-<text:span text:style-name="T6">get-monitor</text:span>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6">piLite. </text:span><text:span text:style-name="T1">В ней находится служебная директория </text:span><text:span text:style-name="T6">conf, </text:span><text:span text:style-name="T1">в которой располагаются файлы конфигурации и логи piLite.</text:span></text:p>
      <text:p text:style-name="P1">Также в директории .<text:span text:style-name="T6">piLite</text:span> создаются рабочие<text:span text:style-name="T6"> </text:span>директории<text:span text:style-name="T6"> </text:span>пользователей <text:span text:style-name="T6">piLite.</text:span></text:p>
      <text:p text:style-name="P5"/>
      <text:p text:style-name="P1">1.1.1.2 Рабочая директория <text:s/>пользователя <text:span text:style-name="T6">piLite</text:span></text:p>
      <text:p text:style-name="P1">Рабочая директория <text:s/>пользователя <text:span text:style-name="T6">piLite</text:span> имеет имя <text:span text:style-name="T6">&lt;login</text:span> пользователя <text:span text:style-name="T6">piLite&gt;. </text:span></text:p>
      <text:p text:style-name="P1">Для обычного пользователя <text:span text:style-name="T6">&lt;login</text:span> пользователя <text:span text:style-name="T6">piLite&gt;</text:span> совпадает с именем пользователя компьютера. Для веб-интерфейса <text:span text:style-name="T6">&lt;login</text:span> пользователя <text:span text:style-name="T6">piLite&gt;</text:span> — это имя пользователя веб-интерфейса.</text:p>
      <text:p text:style-name="P1">В рабочей директории пользователя располагаются рабочие директории заданий.</text:p>
      <text:p text:style-name="P1"/>
      <text:p text:style-name="P10">1.1.1.2.1 Рабочая директория задания</text:p>
      <text:p text:style-name="P1">Имя рабочей директории задания совпадает с уникальным идентификатором задания. То есть, если идентификатор задания <text:span text:style-name="T6">zx</text:span>653<text:span text:style-name="T6">vn, </text:span>то и имя рабочей директории задания будет: <text:span text:style-name="T6">zx</text:span>653<text:span text:style-name="T6">vn</text:span></text:p>
      <text:p text:style-name="P1">Все файлы в рабочих директориях заданий создают, изменяют и удаляют команды piLite.</text:p>
      <text:p text:style-name="P1"/>
      <text:p text:style-name="P10">1.1.1.2.2 Директория для выходных файлов пользователя</text:p>
      <text:p text:style-name="P1">В директории для выходных файлов пользователя выгружаются выходные файлы, файлы <text:span text:style-name="T6">stdout, stderr </text:span>и <text:span text:style-name="T6">monitor</text:span>. Директория для выходных файлов пользователя указывается в качестве необязательного аргумента команд pilot-job-get-<text:span text:style-name="T6">output </text:span>и pilot-job-<text:span text:style-name="T6">get-monitor.</text:span> В качестве директории для выходных файлов может быть указана любая директория, в которой<text:span text:style-name="T6"> </text:span><text:soft-page-break/>пользователь имеет полные права на создание, изменение и удаление файлов (директорий). Если директория для выходных файлов не указана, по умолчанию берется домашняя директория текущего пользователя компьютера. Поэтому при работе через веб-интерфейс указание этой директории обязательно для того, чтобы разделить директории для выходных файлов разных пользователей.</text:p>
      <text:p text:style-name="P1">Чтобы разделить выходные файлы разных заданий, в директории для выходных файлов создается поддиректория с именем, которое совпадает с идентификатором задания. В эту поддиректорию и выгружаются выходные файлы задания.</text:p>
      <text:p text:style-name="P1"/>
      <text:p text:style-name="P1">1.1.1.3. Примеры</text:p>
      <text:p text:style-name="P1">Например, структура директорий для обычного пользователя <text:span text:style-name="T6">user1 </text:span>может быть такой:</text:p>
      <text:p text:style-name="P1">/<text:span text:style-name="T6">home/user1</text:span></text:p>
      <text:p text:style-name="P1"><text:tab/>.<text:span text:style-name="T6">piLite</text:span></text:p>
      <text:p text:style-name="P5"><text:tab/><text:tab/>user1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conf</text:p>
      <text:p text:style-name="P5"/>
      <text:p text:style-name="P1"><text:span text:style-name="T6">Например, структура директорий для </text:span>работы через веб-интерфейс от имени пользователя<text:span text:style-name="T6"> user1 может быть такой:</text:span></text:p>
      <text:p text:style-name="P1">/<text:span text:style-name="T6">home/user1</text:span></text:p>
      <text:p text:style-name="P1"><text:tab/>.<text:span text:style-name="T6">piLite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...</text:p>
      <text:p text:style-name="P5"><text:tab/><text:tab/>conf</text:p>
      <text:p text:style-name="P1">Где <text:span text:style-name="T6">ivanov </text:span>и <text:span text:style-name="T6">petrov </text:span><text:span text:style-name="T6">—</text:span> имена пользователей веб-интерфейса (они же — логины пользователей <text:span text:style-name="T6">piLite</text:span>).</text:p>
      <text:p text:style-name="P1">Пример директорий для выходных файлов<text:span text:style-name="T6">:</text:span></text:p>
      <text:p text:style-name="P1">/<text:span text:style-name="T6">home/user1</text:span></text:p>
      <text:p text:style-name="P1"><text:tab/><text:span text:style-name="T6">tmp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1"><text:span text:style-name="T6">ivanov </text:span>и <text:span text:style-name="T6">petrov —</text:span> имена пользователей веб-интерфейса (они же — логины пользователей <text:soft-page-break/><text:span text:style-name="T6">piLite</text:span>). Директории для выходных файлов этих пользователей соответственно будут:</text:p>
      <text:p text:style-name="P1">/<text:span text:style-name="T6">home/user1/tmp/ivanov</text:span></text:p>
      <text:p text:style-name="P5">/home/user1/tmp/petrov</text:p>
      <text:h text:style-name="Heading_20_3" text:outline-level="3">1.1.2 pilot-job-submit</text:h>
      <text:p text:style-name="Standard">Команда осуществляет постановку задания в очередь. В результате успешного выполнения выдает на экран сообщение:</text:p>
      <text:p text:style-name="P6">Job ID: &lt;ID&gt;</text:p>
      <text:p text:style-name="Standard"><text:span text:style-name="T1">где</text:span><text:span text:style-name="T5"> </text:span><text:span text:style-name="T8">ID </text:span><text:span text:style-name="T3">–</text:span> идентификатор задания, который представляет собой случайный набор из 8 символов (цифр, а также строчных и прописных английских букв).</text:p>
      <text:p text:style-name="Standard">При возникновении ошибок <text:span text:style-name="T1">в лог-файл могут быть записаны сообщения об ошибка (одновременно на экран будут выданы соответствующие краткие сообщения):</text:span></text:p>
      <text:list xml:id="list5423611614558338753" text:style-name="L1">
        <text:list-item>
          <text:p text:style-name="P16">Global params are not set<text:span text:style-name="T6"> </text:span><text:span text:style-name="T11">(</text:span><text:span text:style-name="T7">NO PARAMS</text:span><text:span text:style-name="T11">)</text:span> – Не указаны значения параметров, необходимых для работы <text:span text:style-name="T6">piLite</text:span>.</text:p>
        </text:list-item>
        <text:list-item>
          <text:p text:style-name="P16">Usage: pilot-job-s<text:span text:style-name="T6">ubmit</text:span> job_definition.js … <text:span text:style-name="T11">(</text:span><text:span text:style-name="T7">NO JOB FILE</text:span><text:span text:style-name="T11">)</text:span> –<text:span text:style-name="T6"> </text:span>Не указан файл с описанием задания.</text:p>
        </text:list-item>
        <text:list-item>
          <text:p text:style-name="P16"><text:span text:style-name="T6">U</text:span>ser dir ... does not exist or is not writable by the effective user <text:span text:style-name="T11">(NO USER DIR)</text:span> –<text:span text:style-name="T6"> </text:span>Рабочая директория пользователя <text:span text:style-name="T6">piLite </text:span>не может быть создана или недоступна для записи.</text:p>
        </text:list-item>
        <text:list-item>
          <text:p text:style-name="P16">Copy of the job file failed <text:span text:style-name="T11">(JOB FILE COPY FAILED) </text:span>–<text:span text:style-name="T6"> </text:span>Возникла ошибка при копировании файла с описанием задания во временную директорию задания.</text:p>
        </text:list-item>
        <text:list-item>
          <text:p text:style-name="P16">Failed to save job definition file name to the special file: … <text:span text:style-name="T11">(JOB FILE SAVE FAILED)</text:span> –<text:span text:style-name="T6"> </text:span>Возникла ошибка при сохранении имени файла задания во временном файле .</text:p>
        </text:list-item>
        <text:list-item>
          <text:p text:style-name="P16">Can not open job definition file <text:span text:style-name="T11">(JOB FILE OPEN FAILED)</text:span> … –<text:span text:style-name="T6"> </text:span>Не удалось открыть файл с описанием задания.</text:p>
        </text:list-item>
        <text:list-item>
          <text:p text:style-name="P16">No tasks defined <text:span text:style-name="T11">(NO TASKS)</text:span> – В описании задания отсутствует обязательный параметр – tasks (список задач).</text:p>
        </text:list-item>
        <text:list-item>
          <text:p text:style-name="P16">Copy of input file failed <text:span text:style-name="T11">(INPUT FILE COPY FAILED)</text:span> 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28"><text:span text:style-name="T1">Input file is not found ... </text:span><text:span text:style-name="T3">(INPUT FILE NOT FOUND)</text:span><text:span text:style-name="T1"> </text:span><text:span text:style-name="T1">– В описании задания для задачи указан несуществующий входной файл.</text:span></text:p>
        </text:list-item>
        <text:list-item>
          <text:p text:style-name="P28"><text:span text:style-name="T1">Invalid definition for task: ... No definition!</text:span><text:span text:style-name="T1"> </text:span><text:span text:style-name="T3">(NO DEFINITION)</text:span><text:span text:style-name="T1"> – В описании задания отсутствует обязательный параметр для общего описания задачи – definition.</text:span></text:p>
        </text:list-item>
      </text:list>
      <text:p text:style-name="P1"/>
      <text:p text:style-name="P2">Аргументы:</text:p>
      <text:p text:style-name="P9">В качестве обязательного аргумента pilot-job-submit <text:s/>принимает имя задания в формате JSON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3">1. Запуск для текущего пользователя компьютера (user1)</text:p>
      <text:p text:style-name="P6">&gt; <text:span text:style-name="T1">pilot-job-submit job_description.js</text:span></text:p>
      <text:p text:style-name="P2">Job ID: nTOcvtn1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6">&gt; <text:span text:style-name="T1">pilot-job-submit job_description.js </text:span>user2</text:p>
      <text:p text:style-name="P2">Job ID: mvN5zEd1</text:p>
      <text:h text:style-name="Heading_20_3" text:outline-level="3">1.1.3 pilot-job-status</text:h>
      <text:p text:style-name="Standard">Команда определяет статус задания. В результате успешного выполнения выдает на экран <text:soft-page-break/>статус задания. В случае ошибки выдает на экран значение 'Unknown'.</text:p>
      <text:p text:style-name="P1">Возможные статусы:</text:p>
      <text:list xml:id="list3921178483408633901" text:style-name="L2">
        <text:list-item>
          <text:p text:style-name="P29">Finished – <text:span text:style-name="T1">задание завершено.</text:span></text:p>
        </text:list-item>
        <text:list-item>
          <text:p text:style-name="P17">Running – задание запущено, но еще не завершено.</text:p>
        </text:list-item>
      </text:list>
      <text:p text:style-name="P1">При статусе Unknown в лог-файл могут быть записаны следующие сообщения об ошибках:</text:p>
      <text:list xml:id="list3043560245482274020" text:style-name="L3">
        <text:list-item>
          <text:p text:style-name="P18">Global params are not set – Не указаны значения параметров, необходимых для работы <text:span text:style-name="T6">piLite</text:span>.</text:p>
        </text:list-item>
        <text:list-item>
          <text:p text:style-name="P18">Usage: pilot-job-status ID … –<text:span text:style-name="T6"> </text:span>Не указан идентификатор задания.</text:p>
        </text:list-item>
        <text:list-item>
          <text:p text:style-name="P18">Local job is not found – На локальном компьютере пользователя не удалось найти описание задания с указанным идентификатором.</text:p>
        </text:list-item>
      </text:list>
      <text:p text:style-name="P2">Аргументы:</text:p>
      <text:p text:style-name="P9">В качестве обязательного аргумента pilot-job-st<text:span text:style-name="T6">atus</text:span> <text:s/>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st</text:span>atus<text:span text:style-name="T1"> mvN5zEd1</text:span></text:p>
      <text:p text:style-name="P2">Unknown</text:p>
      <text:p text:style-name="P2"/>
      <text:p text:style-name="P3">2. Запуск для пользователя user2, который запустил задачу</text:p>
      <text:p text:style-name="P6">&gt; <text:span text:style-name="T1">pilot-job-st</text:span>atus<text:span text:style-name="T1"> mvN5zEd1 </text:span>user2</text:p>
      <text:p text:style-name="P2">Finished</text:p>
      <text:p text:style-name="P1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результате успешного выполнения выдает на экран список загруженных файлов (полные пути). </text:p>
      <text:p text:style-name="Standard">Выходные файлы загружаются в д<text:span text:style-name="T1">иректорию для выходных файлов данного пользователя </text:span><text:span text:style-name="T6">piLite</text:span> на локальном компьютере в поддиректорию с именем, которое совпадает и идентификатором задания. Имя директории для выходных файлов может быть передано в качестве второго аргумента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В случае, если задание на момент вызова команды имеет статус отличный от «Finished» («<text:span text:style-name="T1">Завершено</text:span>»), а также 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6">No output.</text:span></text:p>
      <text:p text:style-name="Standard">В<text:span text:style-name="T1"> лог-файл при возникновении ошибок в могут быть записаны следующие сообщения:</text:span></text:p>
      <text:list xml:id="list697346152806984292" text:style-name="L4">
        <text:list-item>
          <text:p text:style-name="P27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19">Usage: pilot-job-get-output ID … –<text:span text:style-name="T6"> Н</text:span>е указан идентификатор задания.</text:p>
        </text:list-item>
        <text:list-item>
          <text:p text:style-name="P27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19">No tasks defined – В описании задания отсутствует обязательный параметр – tasks (список задач).</text:p>
        </text:list-item>
        <text:list-item>
          <text:p text:style-name="P19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P2">Аргументы:</text:p>
      <text:p text:style-name="P9"><text:soft-page-break/>В качестве обязательного аргумента pilot-job-<text:span text:style-name="T1">get-output</text:span> <text:s/>принимает идентификатор задания.</text:p>
      <text:p text:style-name="P9">Необязательные аргументы — имя директории для выходных файлов, <text:span text:style-name="T1">имя пользователя.</text:span></text:p>
      <text:p text:style-name="P9"><text:span text:style-name="T1">Директории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Таким образом, существует три возможности:</text:p>
      <text:list xml:id="list5302824490022933629" text:style-name="L5">
        <text:list-item>
          <text:p text:style-name="P21">Можно указать только идентификатор задания. В этом случае будут взяты умолчательные значения для остальных параметров.</text:p>
        </text:list-item>
        <text:list-item>
          <text:p text:style-name="P21">Можно указать <text:s/>идентификатор задания и <text:s/>имя директории для выходных файлов. В этом случае по умолчанию будет определено имя пользователя.</text:p>
        </text:list-item>
        <text:list-item>
          <text:p text:style-name="P21">Если же необходимо явно указать имя пользователя, указание имени директории для выходных файлов — обязательно, также как и указание идентификатора задания.</text:p>
        </text:list-item>
      </text:list>
      <text:p text:style-name="P3"/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. <text:span text:style-name="T1">Предполагается, что файлы будут сохранены в домашнюю директорию текущего пользователя компьютера (/home/user</text:span>1<text:span text:style-name="T1">):</text:span></text:p>
      <text:p text:style-name="P6">&gt; <text:span text:style-name="T1">pilot-job-get-output mvN5zEd1</text:span></text:p>
      <text:p text:style-name="P2">No output</text:p>
      <text:p text:style-name="P3"/>
      <text:p text:style-name="P7">2. <text:span text:style-name="T1">Запуск для пользователя user2, который запустил задачу</text:span><text:span text:style-name="T1">. Указано, что файлы нужно положить в директорию /home/user</text:span>1/tmp/user2<text:span text:style-name="T1">:</text:span></text:p>
      <text:p text:style-name="P8"><text:span text:style-name="T6">&gt; </text:span>pilot-job-get-output mvN5zEd1 <text:span text:style-name="T1">/home/user</text:span><text:span text:style-name="T6">1/tmp/user2</text:span> user2</text:p>
      <text:p text:style-name="P8">OUT file (dir): /home/user<text:span text:style-name="T6">1</text:span>/<text:span text:style-name="T6">tmp/user2</text:span>/<text:span text:style-name="T1">mvN5zEd1/</text:span>out11</text:p>
      <text:p text:style-name="P8">STDOUT file: /home/user<text:span text:style-name="T6">1</text:span>/<text:span text:style-name="T6">tmp/user2</text:span>/<text:span text:style-name="T1">mvN5zEd1</text:span>/task_a_stdout.log</text:p>
      <text:p text:style-name="P8">STDERR file: /home/user<text:span text:style-name="T6">1</text:span>/<text:span text:style-name="T6">tmp/user2</text:span>/<text:span text:style-name="T1">mvN5zEd1</text:span>/task_a_stderr.log</text:p>
      <text:p text:style-name="P8"/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удаляет <text:span text:style-name="T1">рабочую директорию задания</text:span>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34717544" text:continue-list="list697346152806984292" text:style-name="L4">
        <text:list-item>
          <text:p text:style-name="P19">Global params are not set – Не указаны значения параметров, необходимых для работы piLite.</text:p>
        </text:list-item>
        <text:list-item>
          <text:p text:style-name="P19">Usage: pilot-job-cleanup ID … –<text:span text:style-name="T6"> </text:span>Не указан идентификатор задания.</text:p>
        </text:list-item>
        <text:list-item>
          <text:p text:style-name="P19">Temporary directory is not set or has incorrect name –<text:span text:style-name="T6"> </text:span>Имя временной директории задания пусто или содержит недопустимые символы. Обычно это означает, что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34713111" text:continue-numbering="true" text:style-name="L4">
        <text:list-item>
          <text:p text:style-name="P19"><text:span text:style-name="T7">NO PARAMS</text:span> – Не указаны значения параметров, необходимых для работы piLite.</text:p>
        </text:list-item>
        <text:list-item>
          <text:p text:style-name="P19"><text:span text:style-name="T7">NO JOB</text:span> –<text:span text:style-name="T6"> </text:span>Не указан идентификатор задания.</text:p>
        </text:list-item>
        <text:list-item>
          <text:p text:style-name="P23"><text:span text:style-name="T6">NO JOB DIR</text:span> –<text:span text:style-name="T6"> </text:span><text:span text:style-name="T10">Имя временной директории задания пусто или содержит недопустимые символы.</text:span></text:p>
        </text:list-item>
      </text:list>
      <text:p text:style-name="P3"/>
      <text:p text:style-name="P6"><text:span text:style-name="T5">В случае успешного завершения команда выдает на экран краткое сообщение: </text:span>JOB DIR REMOVED</text:p>
      <text:p text:style-name="P2"><text:soft-page-break/>Аргументы:</text:p>
      <text:p text:style-name="P9">В качестве обязательного аргумента pilot-job-<text:span text:style-name="T6">cleanup</text:span> принимает идентификатор задания.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c</text:span>leanup<text:span text:style-name="T1"> mvN5zEd1</text:span></text:p>
      <text:p text:style-name="P2">NO JOB DIR</text:p>
      <text:p text:style-name="P3"/>
      <text:p text:style-name="P3">2. Запуск для пользователя user2, который запустил задачу</text:p>
      <text:p text:style-name="P6">&gt; <text:span text:style-name="T1">pilot-job-c</text:span>leanup<text:span text:style-name="T1"> mvN5zEd1 </text:span>user<text:span text:style-name="T1">2</text:span></text:p>
      <text:p text:style-name="P2">JOB DIR REMOVED</text:p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/text:p>
      <text:p text:style-name="P1"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8">Примечание: срок хранения результатов выполнения задач на суперкомпьютере может быть ограничен и определяется политикой СКВЦ.</text:p>
      <text:p text:style-name="P2">Аргументы:</text:p>
      <text:p text:style-name="P3">Команда pilot-job-list может вызываться:</text:p>
      <text:list xml:id="list4161614711709667106" text:style-name="L6">
        <text:list-item>
          <text:p text:style-name="P22">без аргументов. В этом случае предполагается, что имя пользователя совпадает с именем пользователя компьютера (то есть берется из переменной <text:span text:style-name="T6">$USER</text:span>)<text:span text:style-name="T6">.</text:span></text:p>
        </text:list-item>
        <text:list-item>
          <text:p text:style-name="P22">с одним аргументом — именем пользователя. Будут показаны задачи для указанного пользователя.</text:p>
        </text:list-item>
      </text:list>
      <text:p text:style-name="P3">Если у указанного пользователя нет активных задач (по любой причине — нет такого пользователя, все задачи выполнены и для них сделан <text:span text:style-name="T6">cleanup </text:span>и т.п.), на экран выводится сообщение <text:span text:style-name="T6">NONE.</text:span></text:p>
      <text:p text:style-name="P3">Примеры:</text:p>
      <text:p text:style-name="P7"><text:span text:style-name="T1">1.</text:span> <text:span text:style-name="T1">Запуск для текущего пользователя компьютера (</text:span>user1<text:span text:style-name="T1">)</text:span></text:p>
      <text:p text:style-name="P6">&gt; <text:s/><text:span text:style-name="T1">pilot-job-list</text:span></text:p>
      <text:p text:style-name="P2">7ca9HxkA</text:p>
      <text:p text:style-name="P2">nGd8OLRR</text:p>
      <text:p text:style-name="P2"/>
      <text:p text:style-name="P7">1a.<text:span text:style-name="T1"> Аналогичный результат будет, если явно указать в качестве имени пользователя имя текущего пользователя компьютера (user1)</text:span></text:p>
      <text:p text:style-name="P6"><text:span text:style-name="T1">&gt; <text:s/>pilot-job-list</text:span><text:span text:style-name="T1"> </text:span>user1</text:p>
      <text:p text:style-name="P2">7ca9HxkA</text:p>
      <text:p text:style-name="P2">nGd8OLRR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2">&gt; <text:s/>pilot-job-list user2</text:p>
      <text:p text:style-name="P2">yQ3JqSYo</text:p>
      <text:p text:style-name="P3"/>
      <text:p text:style-name="P3">3. Запуск для пользователя, имя которого не совпадает с именем текущего пользователя компьютера, который еще ни разу не запускал ни одной задачи (user3)</text:p>
      <text:p text:style-name="P6"><text:soft-page-break/><text:span text:style-name="T1">&gt; <text:s/>pilot-job-list </text:span>user<text:span text:style-name="T1">3</text:span></text:p>
      <text:p text:style-name="P2">NONE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/text:p>
      <text:p text:style-name="Standard">В<text:span text:style-name="T1"> лог-файл при возникновении ошибок в могут быть записаны следующие сообщения:</text:span></text:p>
      <text:list xml:id="list34710872" text:continue-list="list34713111" text:style-name="L4">
        <text:list-item>
          <text:p text:style-name="P19">Global params are not set – Не указаны значения параметров, необходимых для работы piLite.</text:p>
        </text:list-item>
        <text:list-item>
          <text:p text:style-name="P19">Usage: pilot-job-can<text:span text:style-name="T6">cel</text:span> ID … –<text:span text:style-name="T6"> </text:span>Не указан идентификатор задания.</text:p>
        </text:list-item>
        <text:list-item>
          <text:p text:style-name="P19">WARNING: Job is not in the RUNNING state –<text:span text:style-name="T6"> </text:span>Задание не находится в статусе «Выполнение». Это сообщение может означать также, что для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34715034" text:continue-numbering="true" text:style-name="L4">
        <text:list-item>
          <text:p text:style-name="P19"><text:span text:style-name="T7">NO PARAMS</text:span> – Не указаны значения параметров, необходимых для работы piLite.</text:p>
        </text:list-item>
        <text:list-item>
          <text:p text:style-name="P19"><text:span text:style-name="T7">NO JOB</text:span> –<text:span text:style-name="T6"> </text:span>Не указан идентификатор задания.</text:p>
        </text:list-item>
        <text:list-item>
          <text:p text:style-name="P23"><text:span text:style-name="T6">NOT RUNNING</text:span><text:span text:style-name="T10"> –</text:span><text:span text:style-name="T8"> </text:span><text:span text:style-name="T10">Задание не находится в статусе «Выполнение».</text:span></text:p>
        </text:list-item>
      </text:list>
      <text:p text:style-name="P3">Поскольку после выполнения <text:s/>pilot-job-cancel вызывается pilot-job-cleanup, в случае успешного выполнения на экран выдается сообщение JOB DIR REMOVED.</text:p>
      <text:p text:style-name="P2">Аргументы:</text:p>
      <text:p text:style-name="P9">В качестве обязательного аргумента pilot-job-<text:span text:style-name="T6">cancel</text:span> 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6">$USER</text:span><text:span text:style-name="T1">)</text:span><text:span text:style-name="T6">.</text:span></text:p>
      <text:p text:style-name="P3">Примеры:</text:p>
      <text:p text:style-name="P7">1. Запуск для текущего пользователя компьютера (user1). Задание mvN5zEd1 было запущено пользователем user2</text:p>
      <text:p text:style-name="P6">&gt; <text:span text:style-name="T1">pilot-job-</text:span>cancel<text:span text:style-name="T1"> mvN5zEd1</text:span></text:p>
      <text:p text:style-name="P2">NOT RUNNING</text:p>
      <text:p text:style-name="P2"/>
      <text:p text:style-name="P7">2. <text:span text:style-name="T1">Запуск для пользователя user2, который запустил задачу</text:span></text:p>
      <text:p text:style-name="P6">&gt; <text:span text:style-name="T1">pilot-job-</text:span>cancel<text:span text:style-name="T1"> mvN5zEd1</text:span>user2</text:p>
      <text:p text:style-name="P2">JOB DIR REMOVED</text:p>
      <text:p text:style-name="P2"/>
      <text:p text:style-name="P7"><text:span text:style-name="T1">3</text:span>. <text:span text:style-name="T1">Запуск для пользователя user2, который запустил задачу, но задача завершена</text:span></text:p>
      <text:p text:style-name="P6">&gt; <text:span text:style-name="T1">pilot-job-</text:span>cancel X1qL76dK<text:span text:style-name="T1"> </text:span>user2</text:p>
      <text:p text:style-name="P6">NOT RUNNING</text:p>
      <text:h text:style-name="Heading_20_3" text:outline-level="3">1.1.8 pilot-job-<text:span text:style-name="T6">get-monitor</text:span></text:h>
      <text:p text:style-name="Standard">Команда загружает на локальный компьютер пользователя специальный файл <text:span text:style-name="T6">monitor </text:span><text:span text:style-name="T1">в </text:span><text:span text:style-name="T1">который исполняемое на сервере задание записывает текущие результаты. В качестве параметра принимает идентификатор задания.</text:span></text:p>
      <text:p text:style-name="Standard"><text:span text:style-name="T1">Имя которого файла </text:span><text:span text:style-name="T6">monitor </text:span><text:span text:style-name="T1">(если он требуется)</text:span><text:span text:style-name="T6"> </text:span><text:span text:style-name="T1">должно быть указано в описании задания.</text:span></text:p>
      <text:p text:style-name="Standard"><text:span text:style-name="T1">В</text:span><text:span text:style-name="T6">ыдает </text:span><text:span text:style-name="T1">на</text:span><text:span text:style-name="T6"> </text:span><text:span text:style-name="T1">экран</text:span><text:span text:style-name="T6"> </text:span><text:span text:style-name="T1">полный путь к загруженному файлу.</text:span><text:span text:style-name="T6"> </text:span><text:span text:style-name="T1">Если файл </text:span><text:span text:style-name="T6">monitor </text:span><text:span text:style-name="T1">на сервере отсутствует или он пуст, будет загружен пустой файл.</text:span></text:p>
      <text:p text:style-name="P1">Статус задания на момент вызова команды значения не имеет.</text:p>
      <text:h text:style-name="P41" text:outline-level="2"><text:soft-page-break/>2. 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P1">1. Состоит из набора служебных программ: </text:p>
      <text:p text:style-name="Standard">job_execute.pl;</text:p>
      <text:list xml:id="list5697116032501304502" text:style-name="L7">
        <text:list-item>
          <text:p text:style-name="P30">job_execute_wrapper.pl;</text:p>
        </text:list-item>
        <text:list-item>
          <text:p text:style-name="P30">job_status.pl;</text:p>
        </text:list-item>
        <text:list-item>
          <text:p text:style-name="P30">job_prepare_dir.pl;</text:p>
        </text:list-item>
        <text:list-item>
          <text:p text:style-name="P30">check_file_exists.pl;</text:p>
        </text:list-item>
        <text:list-item>
          <text:p text:style-name="P30"><text:span text:style-name="T6">job_</text:span>cleanup.pl;</text:p>
        </text:list-item>
        <text:list-item>
          <text:p text:style-name="P30">job_cancel.pl</text:p>
        </text:list-item>
      </text:list>
      <text:p text:style-name="Standard"/>
      <text:h text:style-name="Heading_20_3" text:outline-level="3"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6">piLite </text:span><text:span text:style-name="T1">и получают стандартное имя</text:span><text:span text:style-name="T6">:</text:span><text:span text:style-name="T1"> </text:span><text:span text:style-name="T6">“&lt;</text:span><text:span text:style-name="T1">идентификатор задания</text:span><text:span text:style-name="T6">&gt;”.</text:span></text:p>
      <text:p text:style-name="Standard"><text:span text:style-name="T1">Рабочии директории пользователей располагаются</text:span> в <text:span text:style-name="T1">служебной</text:span> папке .<text:span text:style-name="T6">piLite, </text:span><text:span text:style-name="T1">и получают стандартное имя</text:span><text:span text:style-name="T6">:</text:span><text:span text:style-name="T1"> </text:span><text:span text:style-name="T6">“&lt;login</text:span><text:span text:style-name="T1"> пользователя </text:span><text:span text:style-name="T6">piLite&gt;”. </text:span><text:span text:style-name="T1">Отличие от клиентской части состоит в том, что все выходные файлы хранятся и обрабатываются в рабочей директории задания, а не в специальной директории для выходных файлов пользователя</text:span><text:span text:style-name="T6">.</text:span></text:p>
      <text:p text:style-name="P1">Для работы сохраняются:</text:p>
      <text:list xml:id="list446848740440516201" text:style-name="L8">
        <text:list-item>
          <text:p text:style-name="P24">файл задания;</text:p>
        </text:list-item>
        <text:list-item>
          <text:p text:style-name="P24">входные файлы и/или директории;</text:p>
        </text:list-item>
        <text:list-item>
          <text:p text:style-name="P24">выходные файлы и/или директории;</text:p>
        </text:list-item>
        <text:list-item>
          <text:p text:style-name="P31"><text:span text:style-name="T1">файлы </text:span><text:span text:style-name="T6">STDOUT </text:span><text:span text:style-name="T1">и </text:span><text:span text:style-name="T6">STDERR </text:span><text:span text:style-name="T1">задания;</text:span></text:p>
        </text:list-item>
        <text:list-item>
          <text:p text:style-name="P31"><text:span text:style-name="T1">служебные файлы </text:span><text:span text:style-name="T6">STDOUT </text:span><text:span text:style-name="T1">и </text:span><text:span text:style-name="T6">STDERR, </text:span><text:span text:style-name="T1">в которые сохраняются сообщения об успешности постановки задания в очередь;</text:span></text:p>
        </text:list-item>
        <text:list-item>
          <text:p text:style-name="P31"><text:span text:style-name="T1">специальный файл </text:span><text:span text:style-name="T6">monitor </text:span><text:span text:style-name="T1">(если есть).</text:span></text:p>
        </text:list-item>
      </text:list>
      <text:p text:style-name="Standard"/>
      <text:h text:style-name="Heading_20_3" text:outline-level="3">1.2.1 job_execute.pl</text:h>
      <text:p text:style-name="Standard">Осуществляет постановку задания в очередь. <text:span text:style-name="T1">Запускается программой job_execute_wrapper.pl.</text:span></text:p>
      <text:h text:style-name="Heading_20_3" text:outline-level="3">1.2.2 job_execute_wrapper.pl</text:h>
      <text:p text:style-name="Standard"><text:span text:style-name="T1">Специальная программа, предназначенная для перенаправления </text:span><text:span text:style-name="T6">STDOUT </text:span><text:span text:style-name="T1">и </text:span><text:span text:style-name="T6">STDERR п</text:span><text:span text:style-name="T1">рограммы job_execute.pl</text:span><text:span text:style-name="T6"> </text:span><text:span text:style-name="T1">в </text:span><text:span text:style-name="T1">соответствующие служебные файлы в директории задания.</text:span><text:span text:style-name="T1"> Вызывается при выполнении команды pilot-job-submit, запускает job_execute.pl.</text:span></text:p>
      <text:h text:style-name="Heading_20_3" text:outline-level="3">1.2.3 job_status.<text:span text:style-name="T6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<text:soft-page-break/>1.2.<text:span text:style-name="T6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6">5</text:span> check_file_exists.pl</text:h>
      <text:p text:style-name="P1">Проверяет наличие файла с указанным именем в директории задания на удаленном ресурсе.</text:p>
      <text:h text:style-name="Heading_20_3" text:outline-level="3">1.2.<text:span text:style-name="T6">6</text:span> <text:span text:style-name="T6">job_</text:span>cleanup.pl</text:h>
      <text:p text:style-name="P1">Удаляет все файлы задания на удаленном ресурсе. Вызывается при выполнении команды pilot-job-cleanup.</text:p>
      <text:h text:style-name="Heading_20_3" text:outline-level="3">1.2.7 job_cancel.<text:span text:style-name="T6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значение </text:span><text:span text:style-name="T6">'Failed', </text:span><text:span text:style-name="T1">при успешном завершении задания возвращает значение </text:span><text:span text:style-name="T6">'Canceled'.</text:span></text:p>
      <text:h text:style-name="P44" text:outline-level="3"><text:span text:style-name="T1"><text:s/>1.3 Зависимос</text:span>ти </text:h>
      <text:p text:style-name="Standard">Как для клиентской, так и 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h text:style-name="Heading_20_1" text:outline-level="1">2 Настройка </text:h>
      <text:h text:style-name="Heading_20_2" text:outline-level="2">2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6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<text:soft-page-break/>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/>
      <text:h text:style-name="Heading_20_2" text:outline-level="2">2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1347806873411537088" text:style-name="L9">
        <text:list-item>
          <text:p text:style-name="P32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32">до и после знака равенства допускается любое количество пробелов;</text:p>
        </text:list-item>
        <text:list-item>
          <text:p text:style-name="P32">на отдельной строке можно добавлять комментарии, начинающиеся со знака '#';</text:p>
        </text:list-item>
        <text:list-item>
          <text:p text:style-name="P32">допускаются пустые строки;</text:p>
        </text:list-item>
        <text:list-item>
          <text:p text:style-name="P32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################################################# </text:p>
            <text:p text:style-name="P4">### piLite config file </text:p>
            <text:p text:style-name="P4"><text:s/></text:p>
            <text:p text:style-name="P4">LOCAL_HOME_DIR = /home/user </text:p>
            <text:p text:style-name="P4">LOCAL_KEY_FILE = dsa_user_key </text:p>
            <text:p text:style-name="P4">REMOTE_HOST_NAME = host.domain.org </text:p>
            <text:p text:style-name="P4">REMOTE_USER_NAME = newuser </text:p>
            <text:p text:style-name="P4">REMOTE_SCRIPT_DIR = . </text:p>
            <text:p text:style-name="P4">################################################# </text:p>
            <text:p text:style-name="P4"/>
          </table:table-cell>
        </table:table-row>
      </table:table>
      <text:h text:style-name="Heading_20_2" text:outline-level="2">2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<text:soft-page-break/>2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5 Логи</text:h>
      <text:h text:style-name="Heading_20_3" text:outline-level="3">2.<text:span text:style-name="T1">5.1</text:span> Логи на клиенте</text:h>
      <text:p text:style-name="Text_20_body">В процессе выполнения команд в файл ~/.pilite/pilite.log записывается следующая 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3" text:outline-level="3">2.<text:span text:style-name="T1">5.2</text:span> Логи на сервере</text:h>
      <text:p text:style-name="Text_20_body">В процессе выполнения команд в файл ~/.pilite/pilite_<text:span text:style-name="T6">server</text:span>.log записывается следующая информация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Table_20_Contents">Дата и время</text:p>
          </table:table-cell>
          <table:table-cell table:style-name="Таблица1.A1" office:value-type="string">
            <text:p text:style-name="Table_20_Contents">Имя пользователя</text:p>
          </table:table-cell>
          <table:table-cell table:style-name="Таблица1.A1" office:value-type="string">
            <text:p text:style-name="Table_20_Contents">Имя команды</text:p>
          </table:table-cell>
          <table:table-cell table:style-name="Таблица1.A1" office:value-type="string">
            <text:p text:style-name="Table_20_Contents">Идентификато<text:span text:style-name="T1">р</text:span> задания</text:p>
          </table:table-cell>
          <table:table-cell table:style-name="Таблица1.E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1" text:outline-level="1">3 Установка <text:span text:style-name="T6">piLite</text:span> </text:h>
      <text:h text:style-name="P42" text:outline-level="2"><text:span text:style-name="T1">3</text:span>.1 <text:span text:style-name="T1">Установка</text:span></text:h>
      <text:h text:style-name="P42" text:outline-level="2"><text:span text:style-name="T1">3</text:span>.1.<text:span text:style-name="T1">1</text:span> <text:span text:style-name="T1">Установка клиентской части</text:span></text:h>
      <text:p text:style-name="P10">Для установки клиентской части <text:span text:style-name="T6">piLite </text:span>необходимо выполнить следующие действия:</text:p>
      <text:p text:style-name="P10"><text:span text:style-name="T6">3.1</text:span>.1.<text:span text:style-name="T6">1</text:span> Конфигурация (в скобках указаны соответствующие параметры из конфигурационного файла)<text:span text:style-name="T6">:</text:span></text:p>
      <text:p text:style-name="P11">&gt; configure</text:p>
      <text:p text:style-name="P10"><text:span text:style-name="T6"><text:tab/>--installdir &lt;</text:span>директория, в которую будут установлены исполняемые файлы клиентской части <text:span text:style-name="T6">piLite </text:span>(LOCAL_SCRIPT_DIR)<text:span text:style-name="T6">&gt;</text:span></text:p>
      <text:p text:style-name="P10"><text:span text:style-name="T6"><text:tab/>--homedir &lt;д</text:span>омашняя директория пользователя, от имени которого будет запускаться серверная часть <text:span text:style-name="T6">piLite </text:span>(LOCAL_HOME_DIR)<text:span text:style-name="T6">&gt;</text:span> </text:p>
      <text:p text:style-name="P10"><text:tab/><text:span text:style-name="T6">--userkeyfile &lt;имя файла закрытого ключа пользователя (без директорий) (LOCAL_KEY_FILE)&gt;</text:span></text:p>
      <text:p text:style-name="P11"><text:tab/>--remotehostname &lt;имя удаленного ресурса (REMOTE_HOST_NAME)&gt;</text:p>
      <text:p text:style-name="P11"><text:soft-page-break/><text:tab/>--remoteusername &lt;имя пользователя на удаленном ресурсе (REMOTE_USER_NAME)&gt;</text:p>
      <text:p text:style-name="P11"><text:tab/>--remotescriptdir &lt;путь к серверным компонентам piLite на удаленном ресурсе (REMOTE_SCRIPT_DIR)&gt;</text:p>
      <text:p text:style-name="P11"><text:tab/>--sshexec &lt;полный путь к программе ssh на локальном компьютере (SSH_EXEC)&gt;</text:p>
      <text:p text:style-name="P11"><text:tab/>--scpexec &lt;полный путь к программе scp на локальном компьютере (SCP_EXEC)&gt;</text:p>
      <text:p text:style-name="P10">Параметры <text:s/><text:span text:style-name="T6">installdir </text:span>и <text:s/><text:span text:style-name="T6">homedir </text:span>являются обязательными, остальные — необязательные. При этом параметры <text:span text:style-name="T6">userkeyfile, remotehostname, remoteusername </text:span>и <text:span text:style-name="T6">remotescriptdir </text:span>рекомендуется указывать. Если их опустить, то потом нужно будет вручную внести изменения в конфигурационный файл <text:span text:style-name="T6">pilite.conf. </text:span>Параметры <text:s/><text:span text:style-name="T6">sshexec </text:span>и <text:span text:style-name="T6">scpexec </text:span>можно не указывать. В этом случае значения будут взяты из PATH.</text:p>
      <text:p text:style-name="P10"><text:span text:style-name="T6">3.1.1.2</text:span> Установка:</text:p>
      <text:p text:style-name="P11">&gt; make install-client</text:p>
      <text:h text:style-name="P42" text:outline-level="2"><text:span text:style-name="T1">3.1.2</text:span> <text:span text:style-name="T1">Установка серверной части</text:span></text:h>
      <text:p text:style-name="P10">Для установки серверной части <text:span text:style-name="T6">piLite </text:span>необходимо выполнить следующие действия:</text:p>
      <text:p text:style-name="P10"><text:span text:style-name="T6">3.1.2.1</text:span> Конфигурация:</text:p>
      <text:p text:style-name="P11">&gt; configure</text:p>
      <text:p text:style-name="P10"><text:span text:style-name="T6"><text:tab/>--installdir &lt;</text:span>директория, в которую будут установлены исполняемые файлы серверной части <text:span text:style-name="T6">piLite&gt;</text:span></text:p>
      <text:p text:style-name="P10"><text:span text:style-name="T6"><text:tab/>--homedir &lt;д</text:span>омашняя директория пользователя (пользователь локального компьютера), от имени которого будет запускаться клиентская часть <text:span text:style-name="T6">piLite&gt;</text:span> </text:p>
      <text:p text:style-name="P10">Параметры <text:s/><text:span text:style-name="T6">installdir </text:span>и <text:s/><text:span text:style-name="T6">homedir </text:span>являются обязательными.</text:p>
      <text:p text:style-name="P10"><text:span text:style-name="T6">3.1.2.2</text:span> Установка:</text:p>
      <text:p text:style-name="P11">&gt; make install-server</text:p>
      <text:h text:style-name="P42" text:outline-level="2"><text:span text:style-name="T1">3</text:span>.2 <text:span text:style-name="T1">Удаление</text:span></text:h>
      <text:h text:style-name="P42" text:outline-level="2"><text:span text:style-name="T1">3.2.1</text:span> <text:span text:style-name="T1">Удаление клиентской части</text:span></text:h>
      <text:p text:style-name="P10"><text:span text:style-name="T6">3.2.</text:span>1<text:span text:style-name="T6">.1</text:span> Для удаления только программной части (без рабочей директории <text:span text:style-name="T6">piLite</text:span>, конфигурации и логов) нужно выполнить команду:</text:p>
      <text:p text:style-name="P11">&gt; make clean-client</text:p>
      <text:p text:style-name="P10"><text:span text:style-name="T6">3.2.</text:span>1<text:span text:style-name="T6">.</text:span>2 Для удаления программы полностью, включая рабочую директорию <text:span text:style-name="T6">piLite</text:span>, конфигурацию и логи нужно выполнить команду:</text:p>
      <text:p text:style-name="P11"><text:span text:style-name="T1">&gt; make clean-</text:span>client<text:span text:style-name="T1">-all</text:span></text:p>
      <text:h text:style-name="P41" text:outline-level="2">3.2.2 Удаление серверной части</text:h>
      <text:p text:style-name="P10"><text:span text:style-name="T6">3.2.2.1</text:span><text:span text:style-name="T1"> Для удаления только программной части (без рабочей директории </text:span><text:span text:style-name="T6">piLite</text:span><text:span text:style-name="T1"> и логов) нужно выполнить команду:</text:span></text:p>
      <text:p text:style-name="P11">&gt; make clean-server</text:p>
      <text:p text:style-name="P10"><text:span text:style-name="T6">3.2.2.1</text:span> Для удаления программы полностью, включая рабочую директорию <text:span text:style-name="T6">piLite</text:span> и логи:</text:p>
      <text:p text:style-name="P11">&gt; make clean-server-all</text:p>
      <text:h text:style-name="Heading_20_1" text:outline-level="1"><text:soft-page-break/>4 Использование <text:span text:style-name="T6">piLite</text:span> </text:h>
      <text:h text:style-name="P42" text:outline-level="2"><text:span text:style-name="T1">4</text:span>.1 <text:span text:style-name="T1">Запуск задания</text:span></text:h>
      <text:p text:style-name="P10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547286343880395535" text:style-name="L10">
        <text:list-item>
          <text:p text:style-name="P39">Создать файл задания в формате <text:span text:style-name="T6">JSON</text:span>.</text:p>
        </text:list-item>
        <text:list-item>
          <text:p text:style-name="P40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33">Запустить команду <text:span text:style-name="T6">pilot-job-submit, </text:span><text:span text:style-name="T1">передав ей в качестве параметра имя файла задания</text:span>.</text:p>
        </text:list-item>
        <text:list-item>
          <text:p text:style-name="P33">Запомнить уникальный идентификатор задания, который будет выведен в STDOUT. Этот идентификатор должен быть использован во всех дальнейших обращениях к серверу для работы с данным заданием. При работе через веб-интерфейс идентификатор можно сохранить в параметрах сессии.</text:p>
        </text:list-item>
      </text:list>
      <text:p text:style-name="Text_20_body">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6">pilot-job-status</text:span> <text:span text:style-name="T6">(</text:span>по идентификатору задания<text:span text:style-name="T6">)</text:span>.</text:p>
      <text:p text:style-name="P10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6">pilot-job-cancel (</text:span><text:span text:style-name="T1">по</text:span><text:span text:style-name="T6"> </text:span><text:span text:style-name="T1">идентификатору</text:span><text:span text:style-name="T6"> </text:span><text:span text:style-name="T1">задания</text:span><text:span text:style-name="T6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3992530595512236964" text:style-name="L11">
        <text:list-item>
          <text:p text:style-name="P34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34"><text:span text:style-name="T1">“</text:span><text:span text:style-name="T6">tasks</text:span><text:span text:style-name="T1">”</text:span><text:span text:style-name="T6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6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1120681515330040596" text:style-name="L12">
        <text:list-item>
          <text:p text:style-name="P35"><text:span text:style-name="T1">параметр “</text:span><text:span text:style-name="T6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35"><text:span text:style-name="T1">параметр </text:span><text:span text:style-name="T1">“</text:span><text:span text:style-name="T6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0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10">Обязательными параметрами для описания задачи являются параметры:</text:p>
      <text:list xml:id="list7539517548061419193" text:style-name="L13">
        <text:list-item>
          <text:p text:style-name="P36"><text:soft-page-break/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36"><text:span text:style-name="T1">“executable ”</text:span><text:span text:style-name="T6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0">Также можно указать несколько необязательных параметров:</text:p>
      <text:list xml:id="list6296840366475482936" text:style-name="L14">
        <text:list-item>
          <text:p text:style-name="P37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37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pan text:style-name="T1">файлам на локальном компьютере пользователя. Разрешается в качестве значений 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38">“stdin”, “stdout” и “stderr”, значения - строки, определяющие имена файлов для stdin, stdout и stderr задачи на удаленном ресурсе.</text:p>
        </text:list-item>
      </text:list>
      <text:h text:style-name="P43" text:outline-level="2">4.4 Пример описания задания с одной задачей</text:h>
      <text:p text:style-name="P13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12"><text:s text:c="15"/>"definition":<text:span text:style-name="T2"> </text:span><text:span text:style-name="T1">{</text:span></text:p>
      <text:p text:style-name="P12"><text:span text:style-name="T1"><text:s text:c="19"/>"versi</text:span><text:span text:style-name="T4">on": 2,</text:span></text:p>
      <text:p text:style-name="Preformatted_20_Text"><text:span text:style-name="T9"><text:s text:c="19"/>"description"</text:span>: "Комментарий к описанию задачи #1",</text:p>
      <text:p text:style-name="P12"><text:s text:c="19"/>"executable": "/bin/ls",</text:p>
      <text:p text:style-name="P12"><text:s text:c="19"/>"arguments": [ "/home", "/etc" ],</text:p>
      <text:p text:style-name="P12"><text:s text:c="19"/>"input_files": {</text:p>
      <text:p text:style-name="P12"><text:s text:c="23"/>"input_file1": "datafilel.<text:span text:style-name="T6">txt</text:span>",</text:p>
      <text:p text:style-name="P12"><text:s text:c="23"/>"input_file2": "<text:span text:style-name="T6">datafile2.txt</text:span>"</text:p>
      <text:p text:style-name="P12"><text:s text:c="19"/>},</text:p>
      <text:p text:style-name="P12"><text:s text:c="19"/>"output_files": {</text:p>
      <text:p text:style-name="P12"><text:s text:c="23"/>"output_file1": "resultl.<text:span text:style-name="T6">out</text:span>",</text:p>
      <text:p text:style-name="P12"><text:s text:c="23"/>"output_file2": "<text:span text:style-name="T6">result2.out</text:span>"</text:p>
      <text:p text:style-name="P12"><text:s text:c="19"/>},</text:p>
      <text:p text:style-name="P12"><text:s text:c="19"/>"stdin": "task1_stdin",</text:p>
      <text:p text:style-name="P12"><text:s text:c="19"/>"stdout": "task1_stdout",</text:p>
      <text:p text:style-name="P12"><text:s text:c="19"/>"stderr": "task1_stderr"</text:p>
      <text:p text:style-name="Preformatted_20_Text"><text:s text:c="13"/>}</text:p>
      <text:p text:style-name="P12"><text:s text:c="12"/>]</text:p>
      <text:p text:style-name="P14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6-26T14:55:47.27</dc:date>
    <meta:editing-duration>PT16H3M25S</meta:editing-duration>
    <meta:editing-cycles>80</meta:editing-cycles>
    <meta:generator>OpenOffice.org/3.4.1$Win32 OpenOffice.org_project/341m1$Build-9593</meta:generator>
    <meta:print-date>2013-05-14T12:14:17</meta:print-date>
    <meta:document-statistic meta:table-count="4" meta:image-count="0" meta:object-count="0" meta:page-count="14" meta:paragraph-count="423" meta:word-count="3661" meta:character-count="28398"/>
  </office:meta>
</office:document-meta>
</file>